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color="#000000"/>
    </style:style>
    <style:style style:name="P2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color="#000000" officeooo:rsid="0014c4e1" officeooo:paragraph-rsid="0014c4e1" fo:background-color="#ffff00"/>
    </style:style>
    <style:style style:name="P3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officeooo:paragraph-rsid="000e1692"/>
    </style:style>
    <style:style style:name="P4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officeooo:rsid="000fb9ae" officeooo:paragraph-rsid="000fb9ae"/>
    </style:style>
    <style:style style:name="P5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officeooo:paragraph-rsid="000fb9ae"/>
    </style:style>
    <style:style style:name="P6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officeooo:rsid="0010d75b" officeooo:paragraph-rsid="0010d75b" fo:background-color="#ffff00"/>
    </style:style>
    <style:style style:name="P7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officeooo:paragraph-rsid="0013ebc5"/>
    </style:style>
    <style:style style:name="T1" style:family="text">
      <style:text-properties fo:color="#c0c0c0"/>
    </style:style>
    <style:style style:name="T2" style:family="text">
      <style:text-properties officeooo:rsid="000e1692"/>
    </style:style>
    <style:style style:name="T3" style:family="text">
      <style:text-properties fo:color="#800080"/>
    </style:style>
    <style:style style:name="T4" style:family="text">
      <style:text-properties fo:color="#00677c" fo:font-weight="bold"/>
    </style:style>
    <style:style style:name="T5" style:family="text">
      <style:text-properties fo:color="#00677c" fo:font-style="italic"/>
    </style:style>
    <style:style style:name="T6" style:family="text">
      <style:text-properties fo:color="#00677c" fo:font-style="italic" fo:font-weight="bold"/>
    </style:style>
    <style:style style:name="T7" style:family="text">
      <style:text-properties fo:color="#092e64"/>
    </style:style>
    <style:style style:name="T8" style:family="text">
      <style:text-properties fo:color="#800000"/>
    </style:style>
    <style:style style:name="T9" style:family="text">
      <style:text-properties fo:color="#808000"/>
    </style:style>
    <style:style style:name="T10" style:family="text">
      <style:text-properties fo:color="#808000" officeooo:rsid="00125193"/>
    </style:style>
    <style:style style:name="T11" style:family="text">
      <style:text-properties fo:color="#000000"/>
    </style:style>
    <style:style style:name="T12" style:family="text">
      <style:text-properties fo:color="#000000" officeooo:rsid="000e1692"/>
    </style:style>
    <style:style style:name="T13" style:family="text">
      <style:text-properties fo:color="#000000" officeooo:rsid="0013ebc5"/>
    </style:style>
    <style:style style:name="T14" style:family="text">
      <style:text-properties officeooo:rsid="000fb9ae"/>
    </style:style>
    <style:style style:name="T15" style:family="text">
      <style:text-properties officeooo:rsid="0012519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11">Инициализация номеронабирателя </text:span><text:span text:style-name="T12">в конструкторе </text:span></text:p>
      <text:p text:style-name="P3"><text:span text:style-name="T3">CallControl</text:span>::<text:span text:style-name="T4">CallControl</text:span>(<text:span text:style-name="T3">State</text:span><text:span text:style-name="T1"> </text:span>*<text:span text:style-name="T7">state</text:span>)<text:span text:style-name="T1"> </text:span>:<text:span text:style-name="T1"> </text:span><text:span text:style-name="T8">state_</text:span>(<text:span text:style-name="T9">nullptr</text:span>)</text:p>
      <text:p text:style-name="P3"/>
      <text:p text:style-name="P5"><text:span text:style-name="T14">Все начинается с вызова </text:span><text:span text:style-name="T9">void</text:span><text:span text:style-name="T1"> </text:span><text:span text:style-name="T3">CallControl</text:span>::<text:span text:style-name="T4">button</text:span>(<text:span text:style-name="T3">PackageRx</text:span><text:span text:style-name="T1"> </text:span><text:span text:style-name="T7">pack</text:span>)</text:p>
      <text:p text:style-name="P5"><text:span text:style-name="T14">она вызывает </text:span><text:span text:style-name="T9">bool</text:span><text:span text:style-name="T1"> </text:span><text:span text:style-name="T3">CallControl</text:span>::<text:span text:style-name="T4">handleClick</text:span>(<text:span text:style-name="T3">PackageRx</text:span><text:span text:style-name="T1"> </text:span><text:span text:style-name="T7">pack</text:span>)</text:p>
      <text:p text:style-name="P5"><text:span text:style-name="T14">и затем через </text:span><text:span text:style-name="T9">this</text:span>-&gt;<text:span text:style-name="T8">state_</text:span>-&gt;<text:span text:style-name="T5">handleButton</text:span>();</text:p>
      <text:p text:style-name="P4">вызывается полиморфно нужная функция </text:p>
      <text:p text:style-name="P6">где устанавливается <text:span text:style-name="T8">state_ <text:s/></text:span><text:span text:style-name="T11">?</text:span></text:p>
      <text:p text:style-name="P1"><text:span text:style-name="T15">В функции</text:span><text:span text:style-name="T9"> <text:s/>void</text:span><text:span text:style-name="T1"> </text:span><text:span text:style-name="T3">CallControl</text:span>::<text:span text:style-name="T4">TransitionTo</text:span>(<text:span text:style-name="T3">State</text:span><text:span text:style-name="T1"> </text:span>*<text:span text:style-name="T7">state</text:span>)</text:p>
      <text:p text:style-name="P1"/>
      <text:p text:style-name="P7"><text:span text:style-name="T13">Из любого состояния сначала срабатывает </text:span><text:span text:style-name="T9">void</text:span><text:span text:style-name="T1"> </text:span><text:span text:style-name="T3">CallWaiting</text:span>::<text:span text:style-name="T6">handleButton</text:span>()</text:p>
      <text:p text:style-name="P2">и в нем уже идет переключение контекста</text:p>
      <text:p text:style-name="P1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10T15:28:31.155480005</meta:creation-date>
    <meta:generator>LibreOffice/6.4.7.2$Linux_X86_64 LibreOffice_project/40$Build-2</meta:generator>
    <dc:date>2022-10-10T16:27:26.210709681</dc:date>
    <meta:editing-duration>PT37M53S</meta:editing-duration>
    <meta:editing-cycles>4</meta:editing-cycles>
    <meta:document-statistic meta:table-count="0" meta:image-count="0" meta:object-count="0" meta:page-count="1" meta:paragraph-count="10" meta:word-count="51" meta:character-count="499" meta:non-whitespace-character-count="454"/>
  </office:meta>
</office:document-meta>
</file>